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ymbolMT" svg:font-family="SymbolMT"/>
    <style:font-face style:name="TimesNewRomanPSMT" svg:font-family="TimesNewRomanPSMT" style:font-family-generic="roman"/>
    <style:font-face style:name="Arial Narrow" svg:font-family="'Arial Narrow'" style:font-family-generic="swiss"/>
    <style:font-face style:name="MonotypeCorsiva" svg:font-family="MonotypeCorsiv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Arial Narrow" fo:font-size="10pt" style:font-name-asian="Arial Narrow" style:font-size-asian="10pt" style:font-name-complex="Arial Narrow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 Narrow" fo:font-size="11pt" fo:font-weight="bold" style:font-name-asian="Arial Narrow" style:font-size-asian="11pt" style:font-weight-asian="bold" style:font-name-complex="Arial Narrow" style:font-size-complex="11pt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Text_20_body">
      <style:paragraph-properties fo:margin-top="0cm" fo:margin-bottom="0cm" fo:line-height="115%"/>
    </style:style>
    <style:style style:name="P5" style:family="paragraph" style:parent-style-name="Text_20_body">
      <style:paragraph-properties fo:margin-top="0cm" fo:margin-bottom="0cm" fo:line-height="115%" style:text-autospace="none"/>
    </style:style>
    <style:style style:name="P6" style:family="paragraph" style:parent-style-name="Text_20_body">
      <style:paragraph-properties fo:margin-top="0cm" fo:margin-bottom="0cm" fo:text-align="start" style:justify-single-word="false" style:snap-to-layout-grid="false"/>
    </style:style>
    <style:style style:name="P7" style:family="paragraph" style:parent-style-name="Text_20_body">
      <style:paragraph-properties fo:margin-top="0cm" fo:margin-bottom="0cm" fo:line-height="115%"/>
      <style:text-properties fo:font-size="8.5pt" fo:font-weight="bold" style:font-size-asian="8.5pt" style:font-weight-asian="bold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MonotypeCorsiva" fo:font-size="11pt" fo:font-style="italic" style:font-name-asian="MonotypeCorsiva" style:font-size-asian="11pt" style:font-style-asian="italic" style:font-name-complex="MonotypeCorsiva" style:font-size-complex="11pt" style:font-style-complex="italic"/>
    </style:style>
    <style:style style:name="T5" style:family="text">
      <style:text-properties style:font-name="SymbolMT" fo:font-size="11pt" style:font-name-asian="SymbolMT" style:font-size-asian="11pt" style:font-name-complex="SymbolMT" style:font-size-complex="11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7pt" fo:font-weight="bold" style:font-size-asian="7pt" style:font-weight-asian="bold" style:font-size-complex="7pt" style:font-weight-complex="bold"/>
    </style:style>
    <style:style style:name="T8" style:family="text"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T9" style:family="text">
      <style:text-properties style:font-name="Arial Narrow" fo:font-size="11pt" fo:font-weight="bold" style:font-name-asian="Arial Narrow" style:font-size-asian="11pt" style:font-weight-asian="bold" style:font-name-complex="Arial Narrow" style:font-size-complex="11pt" style:font-weight-complex="bold"/>
    </style:style>
    <style:style style:name="T10" style:family="text">
      <style:text-properties style:font-name="Arial Narrow" fo:font-size="11pt" style:font-name-asian="Arial Narrow" style:font-size-asian="11pt" style:font-name-complex="Arial Narrow" style:font-size-complex="11pt"/>
    </style:style>
    <style:style style:name="T11" style:family="text">
      <style:text-properties style:font-name="Arial Narrow" fo:font-size="8.5pt" fo:language="en" fo:country="US" fo:font-weight="bold" style:font-name-asian="Arial Narrow" style:font-size-asian="8.5pt" style:font-weight-asian="bold" style:font-name-complex="Arial Narrow" style:font-size-complex="11pt"/>
    </style:style>
    <style:style style:name="T12" style:family="text">
      <style:text-properties style:font-name="Arial Narrow" fo:font-size="8.5pt" fo:language="en" fo:country="US" fo:font-style="italic" style:font-name-asian="Arial Narrow" style:font-size-asian="8.5pt" style:font-style-asian="italic" style:font-name-complex="Arial Narrow" style:font-size-complex="11pt"/>
    </style:style>
    <style:style style:name="T13" style:family="text">
      <style:text-properties style:font-name="Arial Narrow" fo:font-size="8.5pt" fo:language="en" fo:country="US" style:font-name-asian="Arial Narrow" style:font-size-asian="8.5pt" style:font-name-complex="Arial Narrow" style:font-size-complex="11pt"/>
    </style:style>
    <style:style style:name="T14" style:family="text">
      <style:text-properties fo:font-size="8.5pt" fo:language="en" fo:country="US" fo:font-weight="bold" style:font-size-asian="8.5pt" style:font-weight-asian="bold"/>
    </style:style>
    <style:style style:name="T15" style:family="text">
      <style:text-properties fo:font-size="8.5pt" fo:language="en" fo:country="US" fo:font-style="italic" style:font-size-asian="8.5pt" style:font-style-asian="italic" style:font-style-complex="italic"/>
    </style:style>
    <style:style style:name="T16" style:family="text">
      <style:text-properties fo:font-size="8.5pt" fo:language="en" fo:country="US" fo:font-style="italic" style:font-size-asian="8.5pt" style:language-asian="zh" style:country-asian="CN" style:font-style-asian="italic" style:font-size-complex="8.5pt" style:language-complex="ar" style:country-complex="SA"/>
    </style:style>
    <style:style style:name="T17" style:family="text">
      <style:text-properties fo:font-size="8.5pt" fo:language="en" fo:country="US" fo:font-style="italic" style:font-size-asian="8.5pt" style:language-asian="zh" style:country-asian="CN" style:font-style-asian="italic" style:font-size-complex="8.5pt" style:language-complex="ar" style:country-complex="SA" style:font-style-complex="italic"/>
    </style:style>
    <style:style style:name="T18" style:family="text">
      <style:text-properties fo:font-size="8.5pt" fo:language="en" fo:country="US" style:font-size-asian="8.5pt" style:language-asian="zh" style:country-asian="CN" style:font-size-complex="8.5pt" style:language-complex="ar" style:country-complex="SA"/>
    </style:style>
    <style:style style:name="T19" style:family="text">
      <style:text-properties fo:font-size="8.5pt" fo:language="en" fo:country="US" fo:font-style="normal" style:font-size-asian="8.5pt" style:language-asian="zh" style:country-asian="CN" style:font-style-asian="normal" style:font-size-complex="8.5pt" style:language-complex="ar" style:country-complex="SA" style:font-style-complex="normal"/>
    </style:style>
    <style:style style:name="T20" style:family="text">
      <style:text-properties fo:font-size="8.5pt" fo:language="en" fo:country="US" fo:font-style="normal" style:font-size-asian="8.5pt" style:font-style-asian="normal" style:font-style-complex="normal"/>
    </style:style>
    <style:style style:name="T21" style:family="text">
      <style:text-properties fo:font-size="8.5pt" fo:language="pt" fo:country="BR" fo:font-style="italic" style:font-size-asian="8.5pt" style:language-asian="zh" style:country-asian="CN" style:font-style-asian="italic" style:font-size-complex="8.5pt" style:language-complex="ar" style:country-complex="SA" style:font-style-complex="italic"/>
    </style:style>
    <style:style style:name="T22" style:family="text">
      <style:text-properties fo:font-size="8.5pt" style:font-size-asian="8.5pt"/>
    </style:style>
    <style:style style:name="T23" style:family="text">
      <style:text-properties fo:font-size="8.5pt" fo:font-style="italic" style:font-size-asian="8.5pt" style:font-style-asian="italic"/>
    </style:style>
    <style:style style:name="T24" style:family="text">
      <style:text-properties fo:font-size="8.5pt" fo:font-style="italic" style:font-size-asian="8.5pt" style:font-style-asian="italic" style:font-style-complex="italic"/>
    </style:style>
    <style:style style:name="T25" style:family="text">
      <style:text-properties fo:font-size="8.5pt" fo:font-weight="bold" style:font-size-asian="8.5pt" style:font-weight-asian="bold"/>
    </style:style>
    <style:style style:name="T26" style:family="text">
      <style:text-properties fo:font-size="8.5pt" fo:font-style="normal" style:font-size-asian="8.5pt" style:font-style-asian="normal" style:font-style-complex="normal"/>
    </style:style>
    <style:style style:name="T27" style:family="text">
      <style:text-properties fo:language="en" fo:country="US"/>
    </style:style>
    <style:style style:name="T28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put: </text:span><text:span text:style-name="T2">Classe OWL </text:span><text:span text:style-name="T3">C</text:span><text:span text:style-name="T2">, tabela </text:span><text:span text:style-name="T1">R</text:span><text:span text:style-name="T2">, pseudônimo </text:span><text:span text:style-name="T1">r </text:span><text:span text:style-name="T2">para a tabela </text:span><text:span text:style-name="T1">R</text:span><text:span text:style-name="T2">, um conjunto </text:span><text:span text:style-name="T4">A </text:span><text:span text:style-name="T2">de Assertivas de Correspondência</text:span></text:p>
      <text:p text:style-name="P1"><text:span text:style-name="T2">que especificam completamente </text:span><text:span text:style-name="T1">C </text:span><text:span text:style-name="T2">em termos de </text:span><text:span text:style-name="T1">R</text:span><text:span text:style-name="T2">.</text:span></text:p>
      <text:p text:style-name="P1"><text:span text:style-name="T1">Output: </text:span><text:span text:style-name="T2">Visão SQL v [</text:span><text:span text:style-name="T1">R</text:span><text:span text:style-name="T5">→</text:span><text:span text:style-name="T1">C</text:span><text:span text:style-name="T2">] tal que dada uma tupla </text:span><text:span text:style-name="T1">r </text:span><text:span text:style-name="T2">de </text:span><text:span text:style-name="T1">R</text:span><text:span text:style-name="T2">, v[</text:span><text:span text:style-name="T1">R</text:span><text:span text:style-name="T5">→</text:span><text:span text:style-name="T1">C</text:span><text:span text:style-name="T2">](</text:span><text:span text:style-name="T1">r</text:span><text:span text:style-name="T2">) constrói uma instância c de </text:span><text:span text:style-name="T1">C</text:span><text:span text:style-name="T2">.</text:span></text:p>
      <text:p text:style-name="P1"><text:span text:style-name="T1">Para cada </text:span><text:span text:style-name="T2">propriedade </text:span><text:span text:style-name="T1">p </text:span><text:span text:style-name="T2">de </text:span><text:span text:style-name="T1">C faça</text:span></text:p>
      <text:p text:style-name="P1"><text:span text:style-name="T2"><text:tab/>Seja </text:span><text:span text:style-name="T1">T</text:span><text:span text:style-name="T6">c </text:span><text:span text:style-name="T2">o tipo do atributo </text:span><text:span text:style-name="T1">c</text:span><text:span text:style-name="T2">;</text:span></text:p>
      <text:p text:style-name="P1"><text:span text:style-name="T1">No caso de</text:span><text:span text:style-name="T2">:</text:span></text:p>
      <text:p text:style-name="P1"><text:span text:style-name="T1">Caso 1</text:span><text:span text:style-name="T2">: </text:span><text:span text:style-name="T1">Se T</text:span><text:span text:style-name="T7">c </text:span><text:span text:style-name="T2">é um tipo atômico e [</text:span><text:span text:style-name="T1">T</text:span><text:span text:style-name="T2">/ </text:span><text:span text:style-name="T1">c</text:span><text:span text:style-name="T2">] </text:span><text:span text:style-name="T5">≡ </text:span><text:span text:style-name="T2">[</text:span><text:span text:style-name="T1">R</text:span><text:span text:style-name="T2">/ </text:span><text:span text:style-name="T1">a</text:span><text:span text:style-name="T2">] </text:span><text:span text:style-name="T1">então</text:span></text:p>
      <text:p text:style-name="P1"><text:span text:style-name="T5">τ</text:span><text:span text:style-name="T2">[</text:span><text:span text:style-name="T1">R</text:span><text:span text:style-name="T5">→</text:span><text:span text:style-name="T1">T</text:span><text:span text:style-name="T2">] = </text:span><text:span text:style-name="T5">τ</text:span><text:span text:style-name="T2">[</text:span><text:span text:style-name="T1">R</text:span><text:span text:style-name="T5">→</text:span><text:span text:style-name="T1">T</text:span><text:span text:style-name="T2">] + "</text:span><text:span text:style-name="T1">r.a ,</text:span><text:span text:style-name="T2">";</text:span></text:p>
      <text:p text:style-name="P1"><text:span text:style-name="T1">Caso 2</text:span><text:span text:style-name="T2">: </text:span><text:span text:style-name="T1">Se T</text:span><text:span text:style-name="T6">c </text:span><text:span text:style-name="T2">é um tipo atômico e [</text:span><text:span text:style-name="T1">T</text:span><text:span text:style-name="T2">/ </text:span><text:span text:style-name="T1">c</text:span><text:span text:style-name="T2">] </text:span><text:span text:style-name="T5">≡ </text:span><text:span text:style-name="T2">[</text:span><text:span text:style-name="T1">R</text:span><text:span text:style-name="T2">/ </text:span><text:span text:style-name="T5">ϕ</text:span><text:span text:style-name="T2">/ </text:span><text:span text:style-name="T1">a</text:span><text:span text:style-name="T2">] </text:span><text:span text:style-name="T1">então</text:span></text:p>
      <text:p text:style-name="P1"><text:span text:style-name="T5">τ</text:span><text:span text:style-name="T2">[</text:span><text:span text:style-name="T1">R</text:span><text:span text:style-name="T5">→</text:span><text:span text:style-name="T1">T</text:span><text:span text:style-name="T2">] = </text:span><text:span text:style-name="T5">τ</text:span><text:span text:style-name="T2">[</text:span><text:span text:style-name="T1">R</text:span><text:span text:style-name="T5">→</text:span><text:span text:style-name="T1">T</text:span><text:span text:style-name="T2">] + "( SELECT </text:span><text:span text:style-name="T1">r</text:span><text:span text:style-name="T6">n</text:span><text:span text:style-name="T1">.a </text:span><text:span text:style-name="T2">FROM </text:span><text:span text:style-name="T1">Juncao</text:span><text:span text:style-name="T5">ϕ</text:span><text:span text:style-name="T1">(r) </text:span><text:span text:style-name="T2">)</text:span><text:span text:style-name="T1">, </text:span><text:span text:style-name="T2">";</text:span></text:p>
      <text:p text:style-name="P1"><text:span text:style-name="T1">Caso 3</text:span><text:span text:style-name="T2">: </text:span><text:span text:style-name="T1">Se T</text:span><text:span text:style-name="T6">c </text:span><text:span text:style-name="T2">é um tipo coleção, cujos objetos têm tipo atômico e [</text:span><text:span text:style-name="T1">T</text:span><text:span text:style-name="T2">/ </text:span><text:span text:style-name="T1">c</text:span><text:span text:style-name="T2">] </text:span><text:span text:style-name="T5">≡ </text:span><text:span text:style-name="T2">[</text:span><text:span text:style-name="T1">R</text:span><text:span text:style-name="T2">/ {</text:span><text:span text:style-name="T1">a</text:span><text:span text:style-name="T6">1</text:span><text:span text:style-name="T2">,...,</text:span><text:span text:style-name="T1">a</text:span><text:span text:style-name="T6">n</text:span><text:span text:style-name="T2">}] </text:span><text:span text:style-name="T1">então</text:span><text:span text:style-name="T2">,</text:span></text:p>
      <text:p text:style-name="P1"><text:span text:style-name="T5">τ</text:span><text:span text:style-name="T2">[</text:span><text:span text:style-name="T1">R</text:span><text:span text:style-name="T5">→</text:span><text:span text:style-name="T1">T</text:span><text:span text:style-name="T2">] = </text:span><text:span text:style-name="T5">τ</text:span><text:span text:style-name="T2">[</text:span><text:span text:style-name="T1">R</text:span><text:span text:style-name="T5">→</text:span><text:span text:style-name="T1">T</text:span><text:span text:style-name="T2">] + " </text:span><text:span text:style-name="T1">T</text:span><text:span text:style-name="T6">c </text:span><text:span text:style-name="T2">(</text:span><text:span text:style-name="T1">r.a</text:span><text:span text:style-name="T6">1</text:span><text:span text:style-name="T2">,...,</text:span><text:span text:style-name="T1">r.a</text:span><text:span text:style-name="T6">n</text:span><text:span text:style-name="T2">) ,";</text:span></text:p>
      <text:p text:style-name="P1"><text:span text:style-name="T1">Caso 4</text:span><text:span text:style-name="T2">: </text:span><text:span text:style-name="T1">Se T</text:span><text:span text:style-name="T6">c </text:span><text:span text:style-name="T2">é um tipo coleção, cujos objetos têm tipo atômico e [</text:span><text:span text:style-name="T1">T</text:span><text:span text:style-name="T2">/ </text:span><text:span text:style-name="T1">c</text:span><text:span text:style-name="T2">] </text:span><text:span text:style-name="T5">≡ </text:span><text:span text:style-name="T2">[</text:span><text:span text:style-name="T1">R</text:span><text:span text:style-name="T2">/ </text:span><text:span text:style-name="T5">ϕ</text:span><text:span text:style-name="T2">/ {</text:span><text:span text:style-name="T1">a</text:span><text:span text:style-name="T6">1</text:span><text:span text:style-name="T2">,...,</text:span><text:span text:style-name="T1">a</text:span><text:span text:style-name="T6">n</text:span><text:span text:style-name="T2">}] </text:span><text:span text:style-name="T1">então</text:span><text:span text:style-name="T2">,</text:span></text:p>
      <text:p text:style-name="P1"><text:span text:style-name="T5">τ</text:span><text:span text:style-name="T2">[</text:span><text:span text:style-name="T1">R</text:span><text:span text:style-name="T5">→</text:span><text:span text:style-name="T1">T</text:span><text:span text:style-name="T2">] = </text:span><text:span text:style-name="T5">τ</text:span><text:span text:style-name="T2">[</text:span><text:span text:style-name="T1">R</text:span><text:span text:style-name="T5">→</text:span><text:span text:style-name="T1">T</text:span><text:span text:style-name="T2">] + " ( SELECT </text:span><text:span text:style-name="T1">T</text:span><text:span text:style-name="T6">c </text:span><text:span text:style-name="T2">(</text:span><text:span text:style-name="T1">r</text:span><text:span text:style-name="T6">n</text:span><text:span text:style-name="T1">.a</text:span><text:span text:style-name="T6">1</text:span><text:span text:style-name="T2">, ..., </text:span><text:span text:style-name="T1">r</text:span><text:span text:style-name="T6">n</text:span><text:span text:style-name="T1">.a</text:span><text:span text:style-name="T6">n</text:span><text:span text:style-name="T2">) FROM </text:span><text:span text:style-name="T1">Juncao</text:span><text:span text:style-name="T5">ϕ</text:span><text:span text:style-name="T1">(r) </text:span><text:span text:style-name="T2">) ,";</text:span></text:p>
      <text:p text:style-name="P1"><text:span text:style-name="T1">Caso 5</text:span><text:span text:style-name="T2">: </text:span><text:span text:style-name="T1">Se T</text:span><text:span text:style-name="T6">c </text:span><text:span text:style-name="T2">é um tipo coleção, cujos objetos têm tipo atômico e [</text:span><text:span text:style-name="T1">T</text:span><text:span text:style-name="T2">/ </text:span><text:span text:style-name="T1">c</text:span><text:span text:style-name="T2">] </text:span><text:span text:style-name="T5">≡ </text:span><text:span text:style-name="T2">[</text:span><text:span text:style-name="T1">R</text:span><text:span text:style-name="T2">/ </text:span><text:span text:style-name="T5">ϕ</text:span><text:span text:style-name="T2">/ </text:span><text:span text:style-name="T1">a</text:span><text:span text:style-name="T2">], </text:span><text:span text:style-name="T1">então</text:span><text:span text:style-name="T2">,</text:span></text:p>
      <text:p text:style-name="P1"><text:span text:style-name="T5">τ</text:span><text:span text:style-name="T2">[</text:span><text:span text:style-name="T1">R</text:span><text:span text:style-name="T5">→</text:span><text:span text:style-name="T1">T</text:span><text:span text:style-name="T2">] = </text:span><text:span text:style-name="T5">τ</text:span><text:span text:style-name="T2">[</text:span><text:span text:style-name="T1">R</text:span><text:span text:style-name="T5">→</text:span><text:span text:style-name="T1">T</text:span><text:span text:style-name="T2">] + "(CAST ( MULTISET ( SELECT </text:span><text:span text:style-name="T1">r</text:span><text:span text:style-name="T6">n </text:span><text:span text:style-name="T1">.a </text:span><text:span text:style-name="T2">FROM </text:span><text:span text:style-name="T1">Juncao</text:span><text:span text:style-name="T5">ϕ</text:span><text:span text:style-name="T1">(r) </text:span><text:span text:style-name="T2">) AS </text:span><text:span text:style-name="T1">T</text:span><text:span text:style-name="T6">c</text:span><text:span text:style-name="T2">) ,";</text:span></text:p>
      <text:p text:style-name="P1"><text:span text:style-name="T1">Caso 6</text:span><text:span text:style-name="T2">: </text:span><text:span text:style-name="T1">Se T</text:span><text:span text:style-name="T6">c </text:span><text:span text:style-name="T2">é um tipo referência para a visão </text:span><text:span text:style-name="T1">V </text:span><text:span text:style-name="T2">cujos objetos são do tipo </text:span><text:span text:style-name="T1">T</text:span><text:span text:style-name="T6">v</text:span><text:span text:style-name="T2">, { </text:span><text:span text:style-name="T1">k</text:span><text:span text:style-name="T6">1</text:span><text:span text:style-name="T2">,...,</text:span><text:span text:style-name="T1">k</text:span><text:span text:style-name="T6">m </text:span><text:span text:style-name="T2">} é o</text:span></text:p>
      <text:p text:style-name="P1"><text:span text:style-name="T2">identificador de </text:span><text:span text:style-name="T1">V</text:span><text:span text:style-name="T2">, [</text:span><text:span text:style-name="T1">T</text:span><text:span text:style-name="T2">/ </text:span><text:span text:style-name="T1">c</text:span><text:span text:style-name="T2">] </text:span><text:span text:style-name="T5">≡ </text:span><text:span text:style-name="T2">[</text:span><text:span text:style-name="T1">R</text:span><text:span text:style-name="T2">/ </text:span><text:span text:style-name="T5">ϕ</text:span><text:span text:style-name="T2">], e [</text:span><text:span text:style-name="T1">T</text:span><text:span text:style-name="T6">v</text:span><text:span text:style-name="T2">/ </text:span><text:span text:style-name="T1">k</text:span><text:span text:style-name="T6">i</text:span><text:span text:style-name="T2">] </text:span><text:span text:style-name="T5">≡ </text:span><text:span text:style-name="T2">[</text:span><text:span text:style-name="T1">R</text:span><text:span text:style-name="T6">n</text:span><text:span text:style-name="T2">/ </text:span><text:span text:style-name="T1">d</text:span><text:span text:style-name="T6">i</text:span><text:span text:style-name="T2">] , </text:span><text:span text:style-name="T8">1</text:span><text:span text:style-name="T8">≤</text:span><text:span text:style-name="T8">i</text:span><text:span text:style-name="T8">≤</text:span><text:span text:style-name="T8">m </text:span><text:span text:style-name="T1">então</text:span></text:p>
      <text:p text:style-name="P1"><text:span text:style-name="T5">τ</text:span><text:span text:style-name="T2">[</text:span><text:span text:style-name="T1">R</text:span><text:span text:style-name="T5">→</text:span><text:span text:style-name="T1">T</text:span><text:span text:style-name="T2">] = </text:span><text:span text:style-name="T5">τ</text:span><text:span text:style-name="T2">[</text:span><text:span text:style-name="T1">R</text:span><text:span text:style-name="T5">→</text:span><text:span text:style-name="T1">T</text:span><text:span text:style-name="T2">] + "(SELECT REF(</text:span><text:span text:style-name="T1">v</text:span><text:span text:style-name="T2">)</text:span></text:p>
      <text:p text:style-name="P1"><text:span text:style-name="T2">FROM </text:span><text:span text:style-name="T1">V v</text:span><text:span text:style-name="T2">, </text:span><text:span text:style-name="T1">Juncao</text:span><text:span text:style-name="T5">ϕ</text:span><text:span text:style-name="T2">(</text:span><text:span text:style-name="T1">r</text:span><text:span text:style-name="T2">) AND </text:span><text:span text:style-name="T1">r</text:span><text:span text:style-name="T6">n</text:span><text:span text:style-name="T1">.d</text:span><text:span text:style-name="T6">1 </text:span><text:span text:style-name="T2">= </text:span><text:span text:style-name="T1">v.k</text:span><text:span text:style-name="T6">1 </text:span><text:span text:style-name="T2">AND ... AND </text:span><text:span text:style-name="T1">r</text:span><text:span text:style-name="T6">n</text:span><text:span text:style-name="T1">.d</text:span><text:span text:style-name="T6">m </text:span><text:span text:style-name="T2">= </text:span><text:span text:style-name="T1">v.k</text:span><text:span text:style-name="T6">m</text:span><text:span text:style-name="T2">) ,";</text:span></text:p>
      <text:p text:style-name="P1"><text:span text:style-name="T1">Caso 7</text:span><text:span text:style-name="T2">: </text:span><text:span text:style-name="T1">Se T</text:span><text:span text:style-name="T6">c </text:span><text:span text:style-name="T2">é um tipo coleção, cujos objetos têm tipo referência para a visão </text:span><text:span text:style-name="T1">V </text:span><text:span text:style-name="T2">de tipo </text:span><text:span text:style-name="T1">T</text:span><text:span text:style-name="T6">v</text:span><text:span text:style-name="T2">, onde</text:span></text:p>
      <text:p text:style-name="P1"><text:span text:style-name="T2">{ </text:span><text:span text:style-name="T1">k</text:span><text:span text:style-name="T6">1</text:span><text:span text:style-name="T2">,...,</text:span><text:span text:style-name="T1">k</text:span><text:span text:style-name="T6">m </text:span><text:span text:style-name="T2">} é o identificador de </text:span><text:span text:style-name="T1">V</text:span><text:span text:style-name="T2">, [</text:span><text:span text:style-name="T1">T</text:span><text:span text:style-name="T2">/ </text:span><text:span text:style-name="T1">c</text:span><text:span text:style-name="T2">] </text:span><text:span text:style-name="T5">≡ </text:span><text:span text:style-name="T2">[</text:span><text:span text:style-name="T1">R</text:span><text:span text:style-name="T2">/ </text:span><text:span text:style-name="T5">ϕ</text:span><text:span text:style-name="T2">] e [</text:span><text:span text:style-name="T1">T</text:span><text:span text:style-name="T6">v</text:span><text:span text:style-name="T2">/ </text:span><text:span text:style-name="T1">k</text:span><text:span text:style-name="T6">i</text:span><text:span text:style-name="T2">] </text:span><text:span text:style-name="T5">≡ </text:span><text:span text:style-name="T2">[</text:span><text:span text:style-name="T1">R</text:span><text:span text:style-name="T6">n</text:span><text:span text:style-name="T2">/ </text:span><text:span text:style-name="T1">d</text:span><text:span text:style-name="T6">i</text:span><text:span text:style-name="T2">] , </text:span><text:span text:style-name="T8">1</text:span><text:span text:style-name="T8">≤</text:span><text:span text:style-name="T8">i</text:span><text:span text:style-name="T8">≤</text:span><text:span text:style-name="T8">m </text:span><text:span text:style-name="T1">então</text:span></text:p>
      <text:p text:style-name="P1"><text:span text:style-name="T5">τ</text:span><text:span text:style-name="T2">[</text:span><text:span text:style-name="T1">R</text:span><text:span text:style-name="T5">→</text:span><text:span text:style-name="T1">T</text:span><text:span text:style-name="T2">] = </text:span><text:span text:style-name="T5">τ</text:span><text:span text:style-name="T2">[</text:span><text:span text:style-name="T1">R</text:span><text:span text:style-name="T5">→</text:span><text:span text:style-name="T1">T</text:span><text:span text:style-name="T2">] + "CAST ( MULTISET ( SELECT REF (</text:span><text:span text:style-name="T1">v</text:span><text:span text:style-name="T2">)</text:span></text:p>
      <text:p text:style-name="P1"><text:span text:style-name="T2">FROM </text:span><text:span text:style-name="T1">V v</text:span><text:span text:style-name="T2">, </text:span><text:span text:style-name="T1">Juncao</text:span><text:span text:style-name="T5">ϕ</text:span><text:span text:style-name="T1">(r) </text:span><text:span text:style-name="T2">AND</text:span></text:p>
      <text:p text:style-name="P1"><text:span text:style-name="T1">v.k</text:span><text:span text:style-name="T6">1 </text:span><text:span text:style-name="T2">= </text:span><text:span text:style-name="T1">r</text:span><text:span text:style-name="T6">n</text:span><text:span text:style-name="T1">.d</text:span><text:span text:style-name="T6">1 </text:span><text:span text:style-name="T2">AND ... AND </text:span><text:span text:style-name="T1">v.k</text:span><text:span text:style-name="T6">m</text:span><text:span text:style-name="T2">= </text:span><text:span text:style-name="T1">r</text:span><text:span text:style-name="T6">n</text:span><text:span text:style-name="T1">.d</text:span><text:span text:style-name="T6">m </text:span><text:span text:style-name="T2">) AS </text:span><text:span text:style-name="T1">T</text:span><text:span text:style-name="T6">c</text:span><text:span text:style-name="T2">),";</text:span></text:p>
      <text:p text:style-name="P1"><text:span text:style-name="T1">Caso 8</text:span><text:span text:style-name="T2">: </text:span><text:span text:style-name="T1">Se T</text:span><text:span text:style-name="T6">c </text:span><text:span text:style-name="T2">é um tipo estruturado e [</text:span><text:span text:style-name="T1">T</text:span><text:span text:style-name="T2">/ </text:span><text:span text:style-name="T1">c</text:span><text:span text:style-name="T2">] </text:span><text:span text:style-name="T5">≡ </text:span><text:span text:style-name="T2">[</text:span><text:span text:style-name="T1">R</text:span><text:span text:style-name="T2">/ </text:span><text:span text:style-name="T5">ϕ</text:span><text:span text:style-name="T2">], </text:span><text:span text:style-name="T1">então</text:span></text:p>
      <text:p text:style-name="P1"><text:span text:style-name="T5">τ</text:span><text:span text:style-name="T2">[</text:span><text:span text:style-name="T1">R</text:span><text:span text:style-name="T5">→</text:span><text:span text:style-name="T1">T</text:span><text:span text:style-name="T2">] = </text:span><text:span text:style-name="T5">τ</text:span><text:span text:style-name="T2">[</text:span><text:span text:style-name="T1">R</text:span><text:span text:style-name="T5">→</text:span><text:span text:style-name="T1">T</text:span><text:span text:style-name="T2">] + "( SELECT"+ </text:span><text:span text:style-name="T1">GeraConstrutorSQL</text:span><text:span text:style-name="T2">(</text:span><text:span text:style-name="T1">T</text:span><text:span text:style-name="T6">c</text:span><text:span text:style-name="T2">, </text:span><text:span text:style-name="T1">R</text:span><text:span text:style-name="T6">n</text:span><text:span text:style-name="T2">, , </text:span><text:span text:style-name="T1">r</text:span><text:span text:style-name="T6">n</text:span><text:span text:style-name="T2">, </text:span><text:span text:style-name="T4">A</text:span><text:span text:style-name="T2">) +</text:span></text:p>
      <text:p text:style-name="P1"><text:span text:style-name="T2">"FROM </text:span><text:span text:style-name="T1">Juncao</text:span><text:span text:style-name="T5">ϕ</text:span><text:span text:style-name="T1">(r)</text:span><text:span text:style-name="T2">) ,";</text:span></text:p>
      <text:p text:style-name="P1"><text:span text:style-name="T1">Caso 9: Se T</text:span><text:span text:style-name="T6">c </text:span><text:span text:style-name="T2">é um tipo coleção, cujos objetos têm tipo estruturado </text:span><text:span text:style-name="T1">T</text:span><text:span text:style-name="T6">item_c </text:span><text:span text:style-name="T2">e [</text:span><text:span text:style-name="T1">T</text:span><text:span text:style-name="T2">/ </text:span><text:span text:style-name="T1">c</text:span><text:span text:style-name="T2">] </text:span><text:span text:style-name="T5">≡ </text:span><text:span text:style-name="T2">[</text:span><text:span text:style-name="T1">R</text:span><text:span text:style-name="T2">/ </text:span><text:span text:style-name="T5">ϕ</text:span><text:span text:style-name="T2">] </text:span><text:span text:style-name="T1">então</text:span><text:span text:style-name="T2">,</text:span></text:p>
      <text:p text:style-name="P1"><text:span text:style-name="T5">τ</text:span><text:span text:style-name="T2">[</text:span><text:span text:style-name="T1">R</text:span><text:span text:style-name="T5">→</text:span><text:span text:style-name="T1">T</text:span><text:span text:style-name="T2">] = </text:span><text:span text:style-name="T5">τ</text:span><text:span text:style-name="T2">[</text:span><text:span text:style-name="T1">R</text:span><text:span text:style-name="T5">→</text:span><text:span text:style-name="T1">T</text:span><text:span text:style-name="T2">] + "CAST(MULTISET(SELECT" + </text:span><text:span text:style-name="T1">GeraConstrutorSQL</text:span><text:span text:style-name="T2">(</text:span><text:span text:style-name="T1">T</text:span><text:span text:style-name="T6">item_c</text:span><text:span text:style-name="T2">, </text:span><text:span text:style-name="T1">R</text:span><text:span text:style-name="T6">n</text:span><text:span text:style-name="T2">, </text:span><text:span text:style-name="T1">r</text:span><text:span text:style-name="T6">n</text:span><text:span text:style-name="T2">, </text:span><text:span text:style-name="T4">A</text:span><text:span text:style-name="T2">) +</text:span></text:p>
      <text:p text:style-name="P1"><text:span text:style-name="T2">"FROM </text:span><text:span text:style-name="T1">Juncao</text:span><text:span text:style-name="T5">ϕ</text:span><text:span text:style-name="T1">(r) </text:span><text:span text:style-name="T2">) AS </text:span><text:span text:style-name="T1">T</text:span><text:span text:style-name="T7">c </text:span><text:span text:style-name="T2">) ,";</text:span></text:p>
      <text:p text:style-name="P1"><text:span text:style-name="T1">Caso 10</text:span><text:span text:style-name="T2">: </text:span><text:span text:style-name="T1">Se T</text:span><text:span text:style-name="T6">c </text:span><text:span text:style-name="T2">é um tipo estruturado e </text:span><text:span text:style-name="T5">ψ</text:span><text:span text:style-name="T7">c</text:span><text:span text:style-name="T1">: </text:span><text:span text:style-name="T2">[</text:span><text:span text:style-name="T1">T</text:span><text:span text:style-name="T2">/ </text:span><text:span text:style-name="T1">c</text:span><text:span text:style-name="T2">] </text:span><text:span text:style-name="T5">≡ </text:span><text:span text:style-name="T2">[</text:span><text:span text:style-name="T1">R</text:span><text:span text:style-name="T2">/ NULL] </text:span><text:span text:style-name="T1">então</text:span></text:p>
      <text:p text:style-name="P1"><text:span text:style-name="T5">τ</text:span><text:span text:style-name="T2">[</text:span><text:span text:style-name="T1">R</text:span><text:span text:style-name="T5">→</text:span><text:span text:style-name="T1">T</text:span><text:span text:style-name="T2">] = </text:span><text:span text:style-name="T5">τ</text:span><text:span text:style-name="T2">[</text:span><text:span text:style-name="T1">R</text:span><text:span text:style-name="T5">→</text:span><text:span text:style-name="T1">T</text:span><text:span text:style-name="T2">] + </text:span><text:span text:style-name="T1">GeraConstrutorSQL</text:span><text:span text:style-name="T2">(</text:span><text:span text:style-name="T1">T</text:span><text:span text:style-name="T6">c</text:span><text:span text:style-name="T2">, </text:span><text:span text:style-name="T1">R</text:span><text:span text:style-name="T2">, </text:span><text:span text:style-name="T1">r</text:span><text:span text:style-name="T2">, </text:span><text:span text:style-name="T4">A</text:span><text:span text:style-name="T2">) + " ,";</text:span></text:p>
      <text:p text:style-name="P2">fim caso;</text:p>
      <text:p text:style-name="P1"><text:span text:style-name="T1">fim para</text:span><text:span text:style-name="T2">;</text:span></text:p>
      <text:p text:style-name="P3"><text:span text:style-name="T9">retorne </text:span><text:span text:style-name="T5">τ</text:span><text:span text:style-name="T10">[</text:span><text:span text:style-name="T9">R</text:span><text:span text:style-name="T5">→</text:span><text:span text:style-name="T9">T</text:span><text:span text:style-name="T10">] ;</text:span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6"><text:soft-page-break/><text:span text:style-name="T18">Seja </text:span><text:span text:style-name="T16">sql</text:span><text:span text:style-name="T17"> </text:span><text:span text:style-name="T19">uma</text:span><text:span text:style-name="T17"> string</text:span><text:span text:style-name="T21"> </text:span><text:span text:style-name="T19">de caracteres;</text:span></text:p>
      <text:p text:style-name="P4"><text:span text:style-name="T22">Seja </text:span><text:span text:style-name="T23">C</text:span><text:span text:style-name="T22"> uma Lista de Classes;</text:span></text:p>
      <text:p text:style-name="P4"><text:span text:style-name="T23">C</text:span> <text:span text:style-name="T22">:= </text:span><text:span text:style-name="T23">agruparPorClassesDominio</text:span><text:span text:style-name="T22">(</text:span><text:span text:style-name="T23">L</text:span><text:span text:style-name="T22">);</text:span></text:p>
      <text:p text:style-name="P4"><text:span text:style-name="T25">Para</text:span> <text:span text:style-name="T22">cada classe </text:span><text:span text:style-name="T23">c</text:span><text:span text:style-name="T22"> em </text:span><text:span text:style-name="T23">C</text:span><text:span text:style-name="T22"> f</text:span><text:span text:style-name="T25">aça</text:span></text:p>
      <text:p text:style-name="P4">     <text:span text:style-name="T22">Seja </text:span><text:span text:style-name="T23">A</text:span><text:span text:style-name="T22"> uma lista de assertivas;</text:span></text:p>
      <text:p text:style-name="P4">     <text:span text:style-name="T23">A</text:span> <text:span text:style-name="T22">= </text:span><text:span text:style-name="T23">recuperarAssertivas</text:span><text:span text:style-name="T22">(</text:span><text:span text:style-name="T23">c</text:span><text:span text:style-name="T22">);</text:span></text:p>
      <text:p text:style-name="P4">     <text:span text:style-name="T25">Para</text:span> <text:span text:style-name="T22">cada assertiva </text:span><text:span text:style-name="T23">a</text:span><text:span text:style-name="T22"> de </text:span><text:span text:style-name="T23">A</text:span><text:span text:style-name="T22"> </text:span><text:span text:style-name="T25">Faça</text:span></text:p>
      <text:p text:style-name="P4">          <text:span text:style-name="T25">No caso de</text:span></text:p>
      <text:p text:style-name="P4">          <text:span text:style-name="T25">Caso </text:span><text:span text:style-name="T23">tipo</text:span><text:span text:style-name="T22">(</text:span><text:span text:style-name="T23">a</text:span><text:span text:style-name="T22">) = '1' </text:span><text:span text:style-name="T25">Ou</text:span><text:span text:style-name="T22"> </text:span><text:span text:style-name="T23">tipo</text:span><text:span text:style-name="T22">(</text:span><text:span text:style-name="T23">a</text:span><text:span text:style-name="T22">) = '5.2'</text:span></text:p>
      <text:p text:style-name="P4">               I<text:span text:style-name="T22">ncluir a Classe Local de </text:span><text:span text:style-name="T24">a na cláusula FROM</text:span><text:span text:style-name="T26"> de </text:span><text:span text:style-name="T24">sql</text:span><text:span text:style-name="T26">;</text:span></text:p>
      <text:p text:style-name="P4">               <text:span text:style-name="T25">Se</text:span> <text:span text:style-name="T23">a</text:span><text:span text:style-name="T22"> tem restrição </text:span><text:span text:style-name="T25">Então</text:span></text:p>
      <text:p text:style-name="P4">                    <text:span text:style-name="T22">Incluir a Restrição Local de </text:span><text:span text:style-name="T24">a na cláusula WHERE</text:span><text:span text:style-name="T26"> de </text:span><text:span text:style-name="T24">sql</text:span><text:span text:style-name="T26">;</text:span></text:p>
      <text:p text:style-name="P4">               <text:span text:style-name="T25">fim-se</text:span></text:p>
      <text:p text:style-name="P4">          <text:span text:style-name="T25">Caso </text:span><text:span text:style-name="T23">tipo</text:span><text:span text:style-name="T22">(</text:span><text:span text:style-name="T23">a</text:span><text:span text:style-name="T22">) = '3' </text:span><text:span text:style-name="T25">Ou</text:span><text:span text:style-name="T22"> </text:span><text:span text:style-name="T23">tipo</text:span><text:span text:style-name="T22">(</text:span><text:span text:style-name="T23">a</text:span><text:span text:style-name="T22">) = '5.1' </text:span><text:span text:style-name="T25">Ou</text:span><text:span text:style-name="T22"> </text:span><text:span text:style-name="T23">tipo</text:span><text:span text:style-name="T22">(</text:span><text:span text:style-name="T23">a</text:span><text:span text:style-name="T22">) = '5.3' </text:span></text:p>
      <text:p text:style-name="P4">               I<text:span text:style-name="T22">ncluir a Propriedade Local de </text:span><text:span text:style-name="T24">a na cláusula SELECT</text:span><text:span text:style-name="T26"> de </text:span><text:span text:style-name="T24">sql</text:span><text:span text:style-name="T26">;</text:span></text:p>
      <text:p text:style-name="P4">          <text:span text:style-name="T25">Caso </text:span><text:span text:style-name="T22">tipo(a) = '4' </text:span><text:span text:style-name="T25">Ou</text:span><text:span text:style-name="T22"> </text:span><text:span text:style-name="T23">tipo</text:span><text:span text:style-name="T22">(</text:span><text:span text:style-name="T23">a</text:span><text:span text:style-name="T22">) = '6.1' </text:span><text:span text:style-name="T25">Ou</text:span><text:span text:style-name="T22"> </text:span><text:span text:style-name="T23">tipo</text:span><text:span text:style-name="T22">(</text:span><text:span text:style-name="T23">a</text:span><text:span text:style-name="T22">) = '6.2'</text:span></text:p>
      <text:p text:style-name="P4">               <text:span text:style-name="T22">Seja </text:span><text:span text:style-name="T23">subSelect </text:span><text:span text:style-name="T26">uma </text:span><text:span text:style-name="T22">strings de caracteres;</text:span></text:p>
      <text:p text:style-name="P4">               <text:span text:style-name="T26">Incluir a Propriedade Local de </text:span><text:span text:style-name="T24">a</text:span><text:span text:style-name="T26"> na cláusula </text:span><text:span text:style-name="T24">SELECT</text:span><text:span text:style-name="T26"> do </text:span><text:span text:style-name="T24">subSelect</text:span><text:span text:style-name="T26">;</text:span></text:p>
      <text:p text:style-name="P4">               <text:span text:style-name="T22">Seja </text:span><text:span text:style-name="T23">P</text:span><text:span text:style-name="T22"> uma lista de propriedades de objeto;</text:span></text:p>
      <text:p text:style-name="P4">               <text:span text:style-name="T23">P</text:span> <text:span text:style-name="T22">:= </text:span><text:span text:style-name="T23">propriedadesCaminhoLocal</text:span><text:span text:style-name="T22">(</text:span><text:span text:style-name="T23">a</text:span><text:span text:style-name="T22">);</text:span></text:p>
      <text:p text:style-name="P4">               <text:span text:style-name="T25">Para cada</text:span> <text:span text:style-name="T22">propriedade </text:span><text:span text:style-name="T23">p</text:span><text:span text:style-name="T22"> em </text:span><text:span text:style-name="T23">P</text:span><text:span text:style-name="T22"> </text:span><text:span text:style-name="T25">Faça</text:span></text:p>
      <text:p text:style-name="P4">                    <text:span text:style-name="T22">Incluir o </text:span><text:span text:style-name="T24">range</text:span><text:span text:style-name="T22"> de </text:span><text:span text:style-name="T24">p</text:span><text:span text:style-name="T22"> </text:span><text:span text:style-name="T26">na cláusula </text:span><text:span text:style-name="T24">FROM</text:span><text:span text:style-name="T26"> do </text:span><text:span text:style-name="T24">subSelect</text:span><text:span text:style-name="T26">;</text:span></text:p>
      <text:p text:style-name="P4">                    <text:span text:style-name="T22">Seja </text:span><text:span text:style-name="T23">q</text:span><text:span text:style-name="T22"> a próxima propriedade de </text:span><text:span text:style-name="T23">p</text:span><text:span text:style-name="T22"> em </text:span><text:span text:style-name="T23">P</text:span><text:span text:style-name="T22">;</text:span></text:p>
      <text:p text:style-name="P4">                    <text:span text:style-name="T25">Se</text:span> <text:span text:style-name="T23">q</text:span><text:span text:style-name="T22"> é nulo </text:span><text:span text:style-name="T25">Então</text:span></text:p>
      <text:p text:style-name="P4">                         <text:span text:style-name="T23">q</text:span> <text:span text:style-name="T22">:= </text:span><text:span text:style-name="T23">propriedadeLocal</text:span><text:span text:style-name="T22">(</text:span><text:span text:style-name="T23">a</text:span><text:span text:style-name="T22">);</text:span></text:p>
      <text:p text:style-name="P4">                    <text:span text:style-name="T25">fim-se</text:span></text:p>
      <text:p text:style-name="P4">                    <text:span text:style-name="T22">Incluir </text:span><text:span text:style-name="T26">a junção</text:span><text:span text:style-name="T22"> de </text:span><text:span text:style-name="T24">p</text:span><text:span text:style-name="T22"> e </text:span><text:span text:style-name="T24">q</text:span><text:span text:style-name="T22"> </text:span><text:span text:style-name="T26">na cláusula </text:span><text:span text:style-name="T24">WHERE</text:span><text:span text:style-name="T26"> do </text:span><text:span text:style-name="T24">subSelect</text:span><text:span text:style-name="T26">;</text:span></text:p>
      <text:p text:style-name="P4">               <text:span text:style-name="T14">fim-para</text:span></text:p>
      <text:p text:style-name="P4">               Incluir <text:span text:style-name="T28">subselect</text:span> na cláusula <text:span text:style-name="T28">SELECT</text:span><text:span text:style-name="T20"> de </text:span><text:span text:style-name="T15">sql</text:span><text:span text:style-name="T20">;</text:span></text:p>
      <text:p text:style-name="P4">          <text:span text:style-name="T25">fim-caso</text:span></text:p>
      <text:p text:style-name="P4">     <text:span text:style-name="T25">fim-para</text:span></text:p>
      <text:p text:style-name="P7">fim-para</text:p>
      <text:p text:style-name="P5"><text:span text:style-name="T11">retorne</text:span><text:span text:style-name="T10"> </text:span><text:span text:style-name="T12">sql</text:span><text:span text:style-name="T13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SymbolMT" svg:font-family="SymbolMT"/>
    <style:font-face style:name="TimesNewRomanPSMT" svg:font-family="TimesNewRomanPSMT" style:font-family-generic="roman"/>
    <style:font-face style:name="Arial Narrow" svg:font-family="'Arial Narrow'" style:font-family-generic="swiss"/>
    <style:font-face style:name="MonotypeCorsiva" svg:font-family="MonotypeCorsiv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ís Teixeira</meta:initial-creator>
    <meta:creation-date>2012-08-05T11:35:42.88</meta:creation-date>
    <dc:date>2012-08-14T11:23:43.70</dc:date>
    <dc:creator>Luís Teixeira</dc:creator>
    <meta:editing-duration>PT19H46M50S</meta:editing-duration>
    <meta:editing-cycles>2</meta:editing-cycles>
    <meta:generator>BrOffice.org/3.2$Win32 OpenOffice.org_project/320m18$Build-9502</meta:generator>
    <meta:document-statistic meta:table-count="0" meta:image-count="0" meta:object-count="0" meta:page-count="2" meta:paragraph-count="69" meta:word-count="648" meta:character-count="3545"/>
  </office:meta>
</office:document-meta>
</file>